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Source Sans Pro" fo:font-size="13pt" style:font-size-asian="13pt" style:font-size-complex="13pt"/>
    </style:style>
    <style:style style:name="P4" style:family="paragraph" style:parent-style-name="Standard">
      <style:paragraph-properties>
        <style:tab-stops>
          <style:tab-stop style:position="3.478cm"/>
        </style:tab-stops>
      </style:paragraph-properties>
      <style:text-properties style:font-name="Source Sans Pro" fo:font-size="13pt" style:font-size-asian="13pt" style:font-size-complex="13pt"/>
    </style:style>
    <style:style style:name="P5" style:family="paragraph" style:parent-style-name="Standard"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.28cm" fo:margin-right="0cm" fo:text-indent="-0.259cm" style:auto-text-indent="false">
        <style:tab-stops/>
      </style:paragraph-properties>
      <style:text-properties style:font-name="Source Sans Pro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left="0.28cm" fo:margin-right="0cm" fo:text-indent="-0.259cm" style:auto-text-indent="false">
        <style:tab-stops/>
      </style:paragraph-properties>
      <style:text-properties style:font-name="Source Sans Pro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.28cm" fo:margin-right="0cm" fo:text-indent="-0.259cm" style:auto-text-indent="false">
        <style:tab-stops/>
      </style:paragraph-properties>
      <style:text-properties style:font-name="Source Sans Pr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margin-left="0.28cm" fo:margin-right="0cm" fo:text-indent="-0.259cm" style:auto-text-indent="false">
        <style:tab-stops/>
      </style:paragraph-properties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.259cm" fo:margin-right="0cm" fo:text-indent="-0.259cm" style:auto-text-indent="false">
        <style:tab-stops/>
      </style:paragraph-properties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Source Sans Pro" fo:font-size="6pt" fo:font-weight="normal" style:font-size-asian="6pt" style:font-weight-asian="normal" style:font-size-complex="6pt" style:font-weight-complex="normal"/>
    </style:style>
    <style:style style:name="P12" style:family="paragraph" style:parent-style-name="Standard">
      <style:text-properties style:font-name="Source Sans Pro" fo:font-size="6pt" style:font-size-asian="6pt" style:font-size-complex="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name-asian="Arial Unicode MS" style:font-style-asian="italic" style:font-name-complex="Arial Unicode MS" style:font-style-complex="italic"/>
    </style:style>
    <style:style style:name="T3" style:family="text">
      <style:text-properties fo:background-color="transparen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transparent"/>
    </style:style>
    <style:style style:name="T6" style:family="text">
      <style:text-properties style:text-underline-style="none"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background-color="transparent" style:font-name-asian="Arial Unicode MS" style:font-style-asian="normal" style:font-name-complex="Arial Unicode MS" style:font-style-complex="normal"/>
    </style:style>
    <style:style style:name="T11" style:family="text">
      <style:text-properties fo:font-style="normal" fo:background-color="transparen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TE <text:span text:style-name="T1">PHONOCOLOR.CH</text:span></text:p>
      <text:p text:style-name="P3"><text:span text:style-name="T7">Nom de site : </text:span><text:span text:style-name="T8">phonocolor.ch </text:span><text:span text:style-name="T3">(fonocolor.ch)</text:span></text:p>
      <text:p text:style-name="P4">Si ok, enregistrer les 2, afin de rediriger les utilisateurs orthographophobes sur le site (donc il tape « fonocolor.ch » et arrive sur « phonocolor.ch » quand même)</text:p>
      <text:p text:style-name="P12"/>
      <text:p text:style-name="P1">Titre/slogan/bannière du site : <text:span text:style-name="T10">Phonocolor</text:span><text:span text:style-name="T2">,</text:span><text:span text:style-name="T10"> «</text:span><text:span text:style-name="T2"> </text:span><text:span text:style-name="T11">Tous les mots en couleurs »</text:span></text:p>
      <text:p text:style-name="P6"><text:span text:style-name="T3">- Sur fond noir, liens de navigation intégrés : </text:span><text:span text:style-name="T5">Accueil</text:span><text:span text:style-name="T6">, </text:span><text:span text:style-name="T5">Présentation</text:span><text:span text:style-name="T6">, </text:span><text:span text:style-name="T5">Aide</text:span></text:p>
      <text:p text:style-name="P7">- <text:span text:style-name="T4">Accueil </text:span>: permet de revenir sur la page d'accueil, avec les deux champs</text:p>
      <text:p text:style-name="P7">- <text:span text:style-name="T4">Présentation </text:span>: donne les explications et les exemples illustrant l'utilité et l'utilisation de la mise en couleurs (voire autres compléments d'information)</text:p>
      <text:p text:style-name="P7">- <text:span text:style-name="T4">Aide </text:span>: affiche le tableau des couleurs (en ronds et rectangles) avec les phonèmes associés (fichiers-son) voire une liste de graphèmes mis en couleurs dont le graphème canonique <text:s/>en gras (et en plus gros, cf. Yves)</text:p>
      <text:p text:style-name="P11"/>
      <text:p text:style-name="P1">Fond</text:p>
      <text:p text:style-name="P5">A priori en blanc, sauf pour la bannière et le deuxième champ d'affichage (mots mise en couleurs), avec la possibilité de l'agrandir </text:p>
      <text:p text:style-name="P11"/>
      <text:p text:style-name="P1">Champs</text:p>
      <text:p text:style-name="P8"><text:tab/>Champ 1</text:p>
      <text:p text:style-name="P9">- Le premier de saisie, avec la possibilité de copier-coller du texte, éventuellement ajouter en dessous du champ : « Saisissez ou copier-coller du texte. »</text:p>
      <text:p text:style-name="P8"><text:tab/>Champ 2</text:p>
      <text:p text:style-name="P9">- Le deuxième d'affichage, fond noir, avec les mots mis en couleurs et la possibilité de l'agrandir et de l'afficher en plein écran (<text:span text:style-name="T9">bouton</text:span> icône d'agrandissement plein écran à ajouter)</text:p>
      <text:p text:style-name="P9">- Fonctionnalité supplémentaire pour le deuxième champ : cliquer sur la (ou les) lettre(s) en couleurs pour entendre l'équivalent sonore (ou <text:span text:style-name="T7">bouton</text:span> qui permet d'entendre le son, selon implémentation de Stefan) : « Cliquez sur la lettre ou les lettres en couleurs pour entendre l'équivalent sonore » ou icône de haut-parleur (sous chaque couleur?).</text:p>
      <text:p text:style-name="P11"/>
      <text:p text:style-name="P1">Boutons</text:p>
      <text:p text:style-name="P10">- « <text:span text:style-name="T7">mettre en couleurs </text:span>», blanc sur fond vert, au milieu entre les deux champs</text:p>
      <text:p text:style-name="P10">- icône d'agrandissement plein écran pour le champ 2</text:p>
      <text:p text:style-name="P10">- bouton(s) éventuel pour entendre le son de chaque couleur (icône haut-parleur)</text:p>
      <text:p text:style-name="P10">- « <text:span text:style-name="T7">sauvegarder </text:span>» pour enregistrer le champ 2, en dessous du champ 2, au milieu ou à droite (à définir si sauvegarde en .html, .jpg, .pdf ou autres)</text:p>
      <text:p text:style-name="P11"/>
      <text:p text:style-name="P1">(Liens supplémentaires)</text:p>
      <text:p text:style-name="P5">Ajouter un lien vers la version UNIL-CDV : « Retrouvez Phonocolor pour l'Université de Lausanne »</text:p>
      <text:p text:style-name="P11"/>
      <text:p text:style-name="P1">Impressum</text:p>
      <text:p text:style-name="P5">Noms des auteurs, logos des partenaires, copyright ?, lien vers un e-mail (ou un blog) : « Envoyer vos commentaires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o Florez</meta:initial-creator>
    <meta:creation-date>2012-05-08T07:39:44</meta:creation-date>
    <dc:date>2012-09-26T19:03:39</dc:date>
    <dc:creator>Adriano Florez</dc:creator>
    <meta:editing-duration>PT3H27M51S</meta:editing-duration>
    <meta:editing-cycles>30</meta:editing-cycles>
    <meta:generator>OpenOffice.org/3.3$Unix OpenOffice.org_project/330m20$Build-9567</meta:generator>
    <meta:printed-by>Adriano Florez</meta:printed-by>
    <meta:print-date>2012-05-08T08:30:06</meta:print-date>
    <meta:document-statistic meta:table-count="0" meta:image-count="0" meta:object-count="0" meta:page-count="1" meta:paragraph-count="25" meta:word-count="378" meta:character-count="2277"/>
  </office:meta>
</office:document-meta>
</file>